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officeooo:paragraph-rsid="0016d730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5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8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9" style:family="paragraph" style:parent-style-name="Standard">
      <style:text-properties style:use-window-font-color="true" style:font-name="Liberation Serif" fo:font-size="12pt" fo:font-weight="normal" officeooo:paragraph-rsid="001f3138" fo:background-color="transparent"/>
    </style:style>
    <style:style style:name="P10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style:font-name="Liberation Serif" fo:font-size="12pt" fo:font-style="normal" fo:font-weight="bold" officeooo:paragraph-rsid="001f3138" fo:background-color="transparent" style:font-style-asian="normal" style:font-weight-asian="bold" style:font-style-complex="normal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852f6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b9d1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 – Atividade 0</text:span><text:span text:style-name="T7">6</text:span></text:p>
      <text:p text:style-name="P2"/>
      <text:p text:style-name="P7">Desenvolva um programa que recebe do usuário nome completo e ano de nascimento que seja entre 1922 e 2021. A partir dessas informações, o sistema mostrará o nome do usuário e a idade que completou, ou completará, no ano atual (2022).</text:p>
      <text:p text:style-name="P7"/>
      <text:p text:style-name="P7">Caso o usuário não digite um número ou apareça um inválido no campo do ano, o sistema informará o erro e continuará perguntando até que um valor correto seja preenchido. <text:s/></text:p>
      <text:p text:style-name="P5"/>
      <text:p text:style-name="P3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4"/>
      <text:p text:style-name="P8"/>
      <text:p text:style-name="P8">&lt;python&gt;</text:p>
      <text:p text:style-name="P10"><text:s text:c="2"/>Falta concluir o codigo em Pyton</text:p>
      <text:p text:style-name="P8">&lt;/python&gt;</text:p>
      <text:p text:style-name="P8"/>
      <text:p text:style-name="P8">&lt;javaScript&gt;</text:p>
      <text:p text:style-name="P10">var input = require('prompt-sync')() </text:p>
      <text:p text:style-name="P10">do{</text:p>
      <text:p text:style-name="P10"><text:s text:c="2"/>try {</text:p>
      <text:p text:style-name="P10"><text:s text:c="4"/>var nomeCompleto = input("Digite seu <text:s/>nome completo: ");</text:p>
      <text:p text:style-name="P10"><text:s text:c="4"/>var anoNascimento = input("Digite sua data de nascimento entre 1922 e 2021: ");</text:p>
      <text:p text:style-name="P10"><text:s text:c="4"/>const data = new Date();</text:p>
      <text:p text:style-name="P10"><text:s text:c="4"/>const anoAtual = data.getFullYear();</text:p>
      <text:p text:style-name="P10"><text:s text:c="6"/>if (anoNascimento == " ") throw " Vazio";</text:p>
      <text:p text:style-name="P10"><text:s text:c="6"/>if (isNaN(anoNascimento)) throw "O ano informado não é um número";</text:p>
      <text:p text:style-name="P10"><text:s text:c="6"/>anoNascimento = parseInt(anoNascimento);</text:p>
      <text:p text:style-name="P10"/>
      <text:p text:style-name="P10"><text:s text:c="6"/>if(anoNascimento &gt;= 1922 &amp; anoNascimento &lt;= 2021){</text:p>
      <text:p text:style-name="P10"><text:s text:c="8"/>var idade = anoAtual - anoNascimento;</text:p>
      <text:p text:style-name="P10"><text:s text:c="8"/>console.log(`Bem vindo ${nomeCompleto} sua idade atual é: ${idade} anos`);</text:p>
      <text:p text:style-name="P10"><text:s text:c="6"/>}else throw "O ano informado não está compreendido no intervalo!"</text:p>
      <text:p text:style-name="P10"><text:s text:c="4"/></text:p>
      <text:p text:style-name="P10"><text:s text:c="4"/>} catch(erro){</text:p>
      <text:p text:style-name="P10"><text:s text:c="6"/>console.log("erro " + erro);</text:p>
      <text:p text:style-name="P10"><text:s text:c="2"/>} </text:p>
      <text:p text:style-name="P10">}while(anoNascimento == " " | isNaN(anoNascimento) | anoNascimento &lt; 1922 | anoNascimento &gt; 2021);</text:p>
      <text:p text:style-name="P8">&lt;/java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30T21:49:41.856566022</dc:date>
    <meta:editing-duration>PT8H4M57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99" meta:character-count="1366" meta:non-whitespace-character-count="1106"/>
  </office:meta>
</office:document-meta>
</file>